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6pt" fo:font-weight="bold" officeooo:rsid="000c837f" officeooo:paragraph-rsid="000c837f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bold" officeooo:rsid="000c837f" officeooo:paragraph-rsid="000c837f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0c837f" officeooo:paragraph-rsid="000c837f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0f28b2" officeooo:paragraph-rsid="000f28b2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18e455" officeooo:paragraph-rsid="0018e455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bold" officeooo:rsid="000f28b2" officeooo:paragraph-rsid="000f28b2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02af2" officeooo:paragraph-rsid="00102af2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107a7" officeooo:paragraph-rsid="001107a7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7ced1" officeooo:paragraph-rsid="0017ced1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aa50b" officeooo:paragraph-rsid="001aa50b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22b0e5" officeooo:paragraph-rsid="0022b0e5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250213" officeooo:paragraph-rsid="00250213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bold" officeooo:rsid="001107a7" officeooo:paragraph-rsid="001107a7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8e455" officeooo:paragraph-rsid="0018e455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8e455" officeooo:paragraph-rsid="001b485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b485f" officeooo:paragraph-rsid="001b485f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cccfd" officeooo:paragraph-rsid="001cccfd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eaeb2" officeooo:paragraph-rsid="001eaeb2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1eaeb2" officeooo:paragraph-rsid="0020bac0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24ae63" officeooo:paragraph-rsid="0024ae6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normal" officeooo:rsid="00268786" officeooo:paragraph-rsid="00268786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weight="bold" officeooo:rsid="001eaeb2" officeooo:paragraph-rsid="001eaeb2" style:font-size-asian="14pt" style:font-weight-asian="bold" style:font-size-complex="14pt" style:font-weight-complex="bold"/>
    </style:style>
    <style:style style:name="T1" style:family="text">
      <style:text-properties officeooo:rsid="000f28b2"/>
    </style:style>
    <style:style style:name="T2" style:family="text">
      <style:text-properties officeooo:rsid="000d4a92"/>
    </style:style>
    <style:style style:name="T3" style:family="text">
      <style:text-properties officeooo:rsid="00102af2"/>
    </style:style>
    <style:style style:name="T4" style:family="text">
      <style:text-properties officeooo:rsid="001aa50b"/>
    </style:style>
    <style:style style:name="T5" style:family="text">
      <style:text-properties officeooo:rsid="001cccfd"/>
    </style:style>
    <style:style style:name="T6" style:family="text">
      <style:text-properties officeooo:rsid="001eaeb2"/>
    </style:style>
    <style:style style:name="T7" style:family="text">
      <style:text-properties officeooo:rsid="0017ced1"/>
    </style:style>
    <style:style style:name="T8" style:family="text">
      <style:text-properties officeooo:rsid="001107a7"/>
    </style:style>
    <style:style style:name="T9" style:family="text">
      <style:text-properties officeooo:rsid="0020bac0"/>
    </style:style>
    <style:style style:name="T10" style:family="text">
      <style:text-properties officeooo:rsid="001b485f"/>
    </style:style>
    <style:style style:name="T11" style:family="text">
      <style:text-properties officeooo:rsid="001f002b"/>
    </style:style>
    <style:style style:name="T12" style:family="text">
      <style:text-properties officeooo:rsid="0024ae63"/>
    </style:style>
    <style:style style:name="T13" style:family="text">
      <style:text-properties officeooo:rsid="002626d7"/>
    </style:style>
    <style:style style:name="T14" style:family="text">
      <style:text-properties officeooo:rsid="002694da"/>
    </style:style>
    <style:style style:name="T15" style:family="text">
      <style:text-properties officeooo:rsid="00250213"/>
    </style:style>
    <style:style style:name="T16" style:family="text">
      <style:text-properties officeooo:rsid="00285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по встрече с заказчиком от 16 февраля 2026</text:p>
      <text:p text:style-name="P2">Вводная часть</text:p>
      <text:p text:style-name="P3">О модуле по тестированию: в кафедральн<text:span text:style-name="T1">ом курсе программирования</text:span> нет такого модуля, <text:span text:style-name="T2">об этом почти не рассказывается студентам. </text:span><text:span text:style-name="T1">Необходимо сделать лабораторную работу и модуль к ней для тестирования на языке Си.</text:span></text:p>
      <text:p text:style-name="P3">- <text:span text:style-name="T1">тестирование одной функции</text:span></text:p>
      <text:p text:style-name="P3">- <text:span text:style-name="T1">тестирование связки (последовательности) функций</text:span></text:p>
      <text:p text:style-name="P3">- «<text:span text:style-name="T1">глобальное</text:span>» <text:span text:style-name="T1">тестирование — тестирование целой готовой системы</text:span></text:p>
      <text:p text:style-name="P4">Необходимо по всем видам тестирования дать студентам представление в виде задач на moodle. Студент должен получить практический опыт тестирования из курса.</text:p>
      <text:p text:style-name="P4">О модуле по C++: программирование на C++ не очень подробно разбирается в рамках курса программирования. Необходимо сделать модуль курса, который будет достаточно «сложным»: широкий спектр тем (отличие языков Си и C++, особенности языка), трудоемкость — не должно быть такого, что курс можно выполнить за вечер. Кроме того, должна быть градация уровней сложности заданий внутри тем (например, взять одну структуру и сделать как задания на <text:span text:style-name="T3">ее простые методы, так и придумать сложные неочевидные задания, например, на работу с итератором</text:span>). <text:span text:style-name="T3">К данному модулю необходимо так же реализовать лабораторную работу.</text:span></text:p>
      <text:p text:style-name="P5">О системе проверки студенческих работ по RISC-V: необходимо в проекте реализовать подобную систему, тк она решает следующие проблемы</text:p>
      <text:p text:style-name="P5">- генерация уникальных заданий <text:span text:style-name="T4">и унифицированная настройка этих уникальных заданий;</text:span></text:p>
      <text:p text:style-name="P5">- использование форматера, санитиайзера и проч утилит — не нужно вызывать для каждого модуля в его коде на moodle, он будет вызываться централизованно;</text:p>
      <text:p text:style-name="P5">- унификация ст<text:span text:style-name="T4">ан</text:span>дарта компиляции;</text:p>
      <text:p text:style-name="P5">- отсутствие дублирования кода;</text:p>
      <text:p text:style-name="P5"><text:soft-page-break/>Для проверки решений студента необходимы эталонные решения <text:span text:style-name="T5">(для курса по тестированию «хорошая» и «плохая» функции)</text:span></text:p>
      <text:p text:style-name="P6"><text:span text:style-name="T6">Общие т</text:span>ребования</text:p>
      <text:p text:style-name="P3"><text:span text:style-name="T3">1) </text:span>уникальность заданий: <text:span text:style-name="T3">обязательно для лабораторных работ и желательно для заданий модуля (иногда это может быть невозможно, особенно в простых заданиях, вроде того, где нужно реализовать цикл for); разным людям должны выдаваться разные задания, и каждый студент получает свой опыт работы с новым модулем, </text:span><text:span text:style-name="T7">не имея возможности успешно запустить код другого студента у себя;</text:span></text:p>
      <text:p text:style-name="P7">2) <text:span text:style-name="T8">на первой итерации придумываются задания нами по найденным нами же источникам; теоретическая часть будет создаваться итеративно, при согласованиях с заказчиком;</text:span></text:p>
      <text:p text:style-name="P8">3) в работе над проектом подразумевается создание отдельной системы для курса: генерация заданий и проверка решений осуществляется с ее помощью;</text:p>
      <text:p text:style-name="P9">4) условия, составленные на 1 итерации, необходимо внести в гугл-документ заказчика;</text:p>
      <text:p text:style-name="P10">5) создать Dockerfile для возможности проверки системы локально;</text:p>
      <text:p text:style-name="P11">6) унифицировать формат вывода тестов для студентов так, чтобы они представляли подробную информацию о тесте, и так, чтобы избежать конфликты с проверяющей системой (жестко прописываются все требования к выводу, вплоть до того, является буква в этом месте строчной или заглавной);</text:p>
      <text:p text:style-name="P11">7) важно формулировать все задания так, чтобы избежать «дурацких» вопросов, чтобы студенту было однозначно ясно, что делать, из текста условия;</text:p>
      <text:p text:style-name="P12">8) теоретическое наполнение для курсов должно быть, но в виде ссылки на документацию/главу учебника/прочий внешний источник;</text:p>
      <text:p text:style-name="P13"><text:span text:style-name="T4">Технические д</text:span>етали</text:p>
      <text:p text:style-name="P8">Тестирование на языке C: не используются сторонние библиотеки, тестирование производится в виде «ожидаемое значение — полученное значение» с установленным в задании форматом вывода. <text:span text:style-name="T4">При создании формата </text:span><text:soft-page-break/><text:span text:style-name="T4">вывода тестов можно ориентироваться на Gtest. Пример: в формате таблички, </text:span><text:span text:style-name="T9">в формате лог-файлов (error.log и correct.log)</text:span></text:p>
      <text:p text:style-name="P14">Как работает система проверки работ для RISC-V (в двух словах): это python-пакет, который устанавливается внутрь coderunner moodle. <text:span text:style-name="T6">Из него импортируются функции проверки. </text:span>Модуль имеет фунцию генерации init, выдающая уникальное задание, <text:span text:style-name="T4">и функцию check, в которую подается ответ студента и которая его проверяет.</text:span></text:p>
      <text:p text:style-name="P15">Проект с проверкой задач по <text:span text:style-name="T4">RISC-V достаточно сложный из-за формата работы с самим кодом, написанном на Ассемблер для RISC-V. Для работы системы лабораторных работ по программированию эти модули не нужны. Взять и изменить под нужды проекта стоит входные точки (main.py), Dockerfile, архитектуру «импортов» -- то, как организованы </text:span><text:span text:style-name="T10">файлы для генерации и проверки лабораторных (минимум 2 файла: файл с аргументами командной строки и реализация класса, наследуемого от базового BaseTaskClass).</text:span></text:p>
      <text:p text:style-name="P16">BaseTaskClass из системы лабораторных по RISC-V содержит:</text:p>
      <text:p text:style-name="P16">- метод для компиляции кода студента;</text:p>
      <text:p text:style-name="P16">- метод генерации задания (generate_task);</text:p>
      <text:p text:style-name="P16">- метод генерации входных данных (generate_tests);</text:p>
      <text:p text:style-name="P16">- и проч</text:p>
      <text:p text:style-name="P16">Эти методы необходимо переопределить для тех заданий, которые будут придуманы для разрабатываемых нами м<text:span text:style-name="T5">о</text:span>дулей.</text:p>
      <text:p text:style-name="P17">Так же для проекта можно взять различные утилиты для генерации строк, чисел и проч, чтобы не дублировать их в своем коде (если подойдут).</text:p>
      <text:p text:style-name="P17">Для эталонных решений предлагается сделать отдельную папку ./src/c-course/</text:p>
      <text:p text:style-name="P17">Для создания python-пакетов необходимо будет ознакомиться с технологией их задания.</text:p>
      <text:p text:style-name="P18">На момент первой итерации доступ к moodle не потребуется.</text:p>
      <text:p text:style-name="P18">Про тесты: <text:s/><text:span text:style-name="T11">студент тестирует нашу функцию (знает сигнатуру и название), проверка студентом выполняется через простое сравнение </text:span><text:soft-page-break/><text:span text:style-name="T11">результатов с ожидаемым; студент формирует некоторый отчет о проведенных тестах, где показывает, какие из его нескольки тестов этой функции были успешными, а какие нет; вывод может быть в формате массива, </text:span><text:span text:style-name="T9">но лучше текстовый вывод; </text:span><text:span text:style-name="T12">некоторые функции должны тестироваться по модели черного ящика, а другие по модели серого ящика;</text:span></text:p>
      <text:p text:style-name="P19">- <text:span text:style-name="T9">про интеграционное и сквозное тестирование: наши функции, которые студент тестирует, составляют пайплайн; можно сделать так, чтобы он тестировал каждую функцию по отдельности, а затем в связке; нужно попросить студента определить, какая конкретно функция сломалась; </text:span><text:span text:style-name="T11">в этом случае особенно важно формирование отчетов по тестированию;</text:span></text:p>
      <text:p text:style-name="P20">Для лабораторных по тестированию: стоит придумать набор функций, которые будут внутри пайплайна при сочетании выдавать (условно) уникальную комбинацию каждому студенту; например, зависимость работы от хэша, посчитанного от имени студента;</text:p>
      <text:p text:style-name="P12">Для задач по C++: <text:span text:style-name="T13">они должны быть не очень простыми (не просто создание и вывод структуры), допускаются пару простых задач, но лучше создавать задачи под темы, где нужно знать тонкости (перегрузка операторов, лямда-выражения, etc)</text:span></text:p>
      <text:p text:style-name="P21">Для лабораторных работ по C++: они должны быть связаны с темы темами, которые будут разбираться в модуле. Чтобы ее решить, студент должен разбираться в темах <text:span text:style-name="T14">и идеях (указаны в тз проекта в общем гугл-документе mse).</text:span></text:p>
      <text:p text:style-name="P18"/>
      <text:p text:style-name="P22">Требования по первой итерации</text:p>
      <text:p text:style-name="P18">1) создан прототип системы для курса на заглушках;</text:p>
      <text:p text:style-name="P18">2) составлены задания; на момент конца первой итерации требуется, чтобы задания содержали все необходимые темы; <text:span text:style-name="T12">необходимо придумать </text:span><text:s/>далее, <text:span text:style-name="T11">на следующих итерациях, может правиться;</text:span></text:p>
      <text:p text:style-name="P18">- <text:span text:style-name="T12">стоит сделать упор на идейном наполнении задач (мы хотим для каждого задания создавать уникальный набор аргументов); функции могут быть </text:span><text:soft-page-break/><text:span text:style-name="T12">совершенно разными; единственное требование — реализация функции тестирования студентом не должна быть слишком сложной (до 200 строк);</text:span></text:p>
      <text:p text:style-name="P18">- <text:span text:style-name="T15">функции по тестированию рекомендуется придумывать креативные: например, есть функция, которая управляет роботом, она принимает 2 аргумеента одного вида, 3 другого, и своеобразно реагирует; Если задачи будут неинтересные и не разнообразные, смысла от их большого количества не будет;</text:span></text:p>
      <text:p text:style-name="P18">- <text:span text:style-name="T15">для каждого из двух модулей курса стоит придумать по 40 задач или более;</text:span></text:p>
      <text:p text:style-name="P18">- <text:span text:style-name="T15">для каждой из 2 лабораторных придумать 3 или более идей;</text:span></text:p>
      <text:p text:style-name="P18">- <text:span text:style-name="T14">реализация на первой итерации не нужна;</text:span></text:p>
      <text:p text:style-name="P11">3) придумать унифицированный <text:span text:style-name="T12">формат вывода для тестов;</text:span></text:p>
      <text:p text:style-name="P20">4) создать Dockerfile;</text:p>
      <text:p text:style-name="P16"/>
      <text:p text:style-name="P14"/>
      <text:p text:style-name="P14">-- Константин Евгеньевич пообещал выслать информацию по настройке в moodle.</text:p>
      <text:p text:style-name="P14">-- <text:span text:style-name="T16">Смотрим гугл-документ, составленный Константином Евгеньевичем, он вписал туда полезную информацию и то, что ожидает увидет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8:43:23.267561218</meta:creation-date>
    <dc:date>2026-02-23T01:39:14.383059143</dc:date>
    <meta:editing-duration>PT29M57S</meta:editing-duration>
    <meta:editing-cycles>9</meta:editing-cycles>
    <meta:generator>LibreOffice/25.8.4.2$Linux_X86_64 LibreOffice_project/0366609b1de41a39e1896ae41e33c673f2a73802</meta:generator>
    <meta:document-statistic meta:table-count="0" meta:image-count="0" meta:object-count="0" meta:page-count="5" meta:paragraph-count="54" meta:word-count="1056" meta:character-count="7650" meta:non-whitespace-character-count="6641"/>
  </office:meta>
</office:document-meta>
</file>